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mantic Domain........DISEASE II A 6.6.... <text:s text:c="10"/>Date..14/11/2012.......... <text:s text:c="6"/>No........</text:p>
        <text:p text:style-name="MP1"/>
        <text:p text:style-name="MP1">Recorder......OFORI.................... <text:s text:c="25"/>Glossed..........................................</text:p>
        <text:p text:style-name="MP1"/>
        <text:p text:style-name="MP1">Keyboarded....LINDA..................... <text:s text:c="16"/>File Name.....................filed on EL PC dict fold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5:05:23</meta:creation-date>
    <dc:title>BalsaDefault</dc:title>
    <meta:editing-duration>PT4H54M27S</meta:editing-duration>
    <meta:editing-cycles>15</meta:editing-cycles>
    <meta:generator>LibreOffice/3.5$Linux_x86 LibreOffice_project/350m1$Build-2</meta:generator>
    <dc:date>2012-11-16T15:58:44</dc:date>
    <meta:document-statistic meta:table-count="0" meta:image-count="0" meta:object-count="0" meta:page-count="1" meta:paragraph-count="3" meta:word-count="17" meta:character-count="324" meta:non-whitespace-character-count="253"/>
    <meta:template xlink:type="simple" xlink:actuate="onRequest" xlink:title="BalsaDefault" xlink:href="../../.config/libreoffice/3/user/template/BalsaDefault.ott" meta:date="2012-11-14T15:05:23"/>
  </office:meta>
</office:document-meta>
</file>